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3.41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3.39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2.74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002cm"/>
    </style:style>
    <style:style style:name="co13" style:family="table-column">
      <style:table-column-properties fo:break-before="auto" style:column-width="3.441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2.519cm"/>
    </style:style>
    <style:style style:name="co16" style:family="table-column">
      <style:table-column-properties fo:break-before="auto" style:column-width="4.32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Pilot_20_-_20_N_20_inves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30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30"/>
    <style:style style:name="ce14" style:family="table-cell" style:parent-style-name="Default" style:data-style-name="N30">
      <style:table-cell-properties fo:border-bottom="0.06pt solid #000000" fo:border-left="none" fo:border-right="none" fo:border-top="none"/>
      <style:text-properties style:font-name="Input" style:font-name-asian="Droid Sans Fallback" style:font-name-complex="FreeSans"/>
    </style:style>
    <style:style style:name="ce15" style:family="table-cell" style:parent-style-name="Default" style:data-style-name="N30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27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28" style:family="table-cell" style:parent-style-name="Default" style:data-style-name="N113"/>
    <style:style style:name="ce29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30" style:family="table-cell" style:parent-style-name="Default" style:data-style-name="N113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13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61"/>
    <style:style style:name="ce56" style:family="table-cell" style:parent-style-name="Default" style:data-style-name="N11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lot - N inve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ce28"/>
        <table:table-column table:style-name="co2" table:default-cell-style-name="ce28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993" table:default-cell-style-name="Default"/>
        <table:table-row table:style-name="ro1">
          <table:table-cell office:value-type="string" calcext:value-type="string">
            <text:p>randomN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F</text:p>
          </table:table-cell>
          <table:table-cell table:style-name="ce16" office:value-type="string" calcext:value-type="string" table:number-columns-spanned="2" table:number-rows-spanned="1">
            <text:p>Total Worms per run</text:p>
          </table:table-cell>
          <table:covered-table-cell table:style-name="ce18"/>
          <table:table-cell table:style-name="ce18" office:value-type="string" calcext:value-type="string">
            <text:p>random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Vol</text:p>
          </table:table-cell>
          <table:table-cell table:style-name="ce4" office:value-type="string" calcext:value-type="string">
            <text:p>Lane</text:p>
          </table:table-cell>
          <table:table-cell table:style-name="ce18" office:value-type="string" calcext:value-type="string">
            <text:p>rawConc</text:p>
          </table:table-cell>
          <table:table-cell table:style-name="ce18" office:value-type="string" calcext:value-type="string">
            <text:p>nSperm</text:p>
          </table:table-cell>
          <table:table-cell table:style-name="ce18" office:value-type="string" calcext:value-type="string">
            <text:p>EggPos</text:p>
          </table:table-cell>
          <table:table-cell table:style-name="ce35" office:value-type="string" calcext:value-type="string">
            <text:p>nEggs</text:p>
          </table:table-cell>
          <table:table-cell table:style-name="ce18" office:value-type="string" calcext:value-type="string">
            <text:p>nFert</text:p>
          </table:table-cell>
          <table:table-cell table:style-name="ce18" office:value-type="string" calcext:value-type="string">
            <text:p>nPoly</text:p>
          </table:table-cell>
          <table:table-cell table:style-name="ce35" office:value-type="string" calcext:value-type="string">
            <text:p>nConEggs</text:p>
          </table:table-cell>
          <table:table-cell table:style-name="ce35" office:value-type="string" calcext:value-type="string">
            <text:p>nConFert</text:p>
          </table:table-cell>
          <table:table-cell table:style-name="ce39" office:value-type="string" calcext:value-type="string">
            <text:p>PropFert</text:p>
          </table:table-cell>
          <table:table-cell table:style-name="ce43" office:value-type="string" calcext:value-type="string" table:number-columns-spanned="4" table:number-rows-spanned="1">
            <text:p>Step 1 – Volume of Prepped Ejaculates</text:p>
          </table:table-cell>
          <table:covered-table-cell table:number-columns-repeated="3"/>
          <table:table-cell/>
          <table:table-cell table:style-name="ce54" office:value-type="string" calcext:value-type="string" table:number-columns-spanned="4" table:number-rows-spanned="1">
            <text:p>Step 3 – Sperm Enumeration – raw ejaculate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1" office:value-type="float" office:value="0.989798533031717" calcext:value-type="float">
            <text:p>0.98979853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167689435184" calcext:value-type="float">
            <text:p>0.1601676894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Slow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26" office:value-type="float" office:value="405000000" calcext:value-type="float">
            <text:p>4.050E+08</text:p>
          </table:table-cell>
          <table:table-cell table:style-name="ce26" table:formula="of:=[.L2]*([.N2]*0.1)" office:value-type="float" office:value="42930000" calcext:value-type="float">
            <text:p>4.293E+07</text:p>
          </table:table-cell>
          <table:table-cell table:style-name="ce32" office:value-type="float" office:value="5" calcext:value-type="float">
            <text:p>5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2]/[.Q2])-([.U7]/[.T7])" office:value-type="float" office:value="0.294117647058823" calcext:value-type="float">
            <text:p>0.2941176471</text:p>
          </table:table-cell>
          <table:table-cell table:style-name="ce44"/>
          <table:table-cell table:number-columns-repeated="4"/>
          <table:table-cell table:style-name="ce44"/>
          <table:table-cell table:number-columns-repeated="996"/>
        </table:table-row>
        <table:table-row table:style-name="ro1">
          <table:table-cell table:style-name="ce2" office:value-type="float" office:value="0.970039129490033" calcext:value-type="float">
            <text:p>0.97003912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40296651842073" calcext:value-type="float">
            <text:p>0.2402966518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1.06" calcext:value-type="float">
            <text:p>1.06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3]*([.N3]*0.1)" office:value-type="float" office:value="42930000" calcext:value-type="float">
            <text:p>4.293E+07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3]/[.Q3])-([.U7]/[.T7])" office:value-type="float" office:value="0.185714285714286" calcext:value-type="float">
            <text:p>0.1857142857</text:p>
          </table:table-cell>
          <table:table-cell table:style-name="ce18" office:value-type="string" calcext:value-type="string">
            <text:p>Individual</text:p>
          </table:table-cell>
          <table:table-cell table:style-name="ce18" office:value-type="string" calcext:value-type="string">
            <text:p>SampVol</text:p>
          </table:table-cell>
          <table:table-cell table:number-columns-repeated="3"/>
          <table:table-cell office:value-type="string" calcext:value-type="string">
            <text:p>4nL squar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ilution</text:p>
          </table:table-cell>
          <table:table-cell table:style-name="ce50" office:value-type="string" calcext:value-type="string">
            <text:p>CONCENTRATION </text:p>
          </table:table-cell>
          <table:table-cell table:number-columns-repeated="993"/>
        </table:table-row>
        <table:table-row table:style-name="ro1">
          <table:table-cell table:style-name="ce2" office:value-type="float" office:value="0.00131150474771857" calcext:value-type="float">
            <text:p>0.0013115047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9379019904882" calcext:value-type="float">
            <text:p>0.4493790199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3.18" calcext:value-type="float">
            <text:p>3.18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4]*([.N4]*0.1)" office:value-type="float" office:value="128790000" calcext:value-type="float">
            <text:p>1.288E+08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4]/[.Q4])-([.U7]/[.T7])" office:value-type="float" office:value="0.435897435897436" calcext:value-type="float">
            <text:p>0.43589743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55" office:value-type="float" office:value="1000" calcext:value-type="float">
            <text:p>1.00E+03</text:p>
          </table:table-cell>
          <table:table-cell table:style-name="ce56" table:formula="of:=AVERAGE([.AC4:.AC53])*(1/0.000004)*[.AD4]" office:value-type="float" office:value="405000000" calcext:value-type="float">
            <text:p>4.050E+008</text:p>
          </table:table-cell>
          <table:table-cell table:number-columns-repeated="993"/>
        </table:table-row>
        <table:table-row table:style-name="ro1">
          <table:table-cell table:style-name="ce2" office:value-type="float" office:value="0.580576239852235" calcext:value-type="float">
            <text:p>0.580576239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93990415334702" calcext:value-type="float">
            <text:p>0.593990415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2.12" calcext:value-type="float">
            <text:p>2.12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5]*([.N5]*0.1)" office:value-type="float" office:value="85860000" calcext:value-type="float">
            <text:p>8.586E+07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5]/[.Q5])-([.U7]/[.T7])" office:value-type="float" office:value="0.0810810810810811" calcext:value-type="float">
            <text:p>0.081081081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200395427178591" calcext:value-type="float">
            <text:p>0.200395427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696194484131411" calcext:value-type="float">
            <text:p>0.696194484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3.18" calcext:value-type="float">
            <text:p>3.18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6]*([.N6]*0.1)" office:value-type="float" office:value="128790000" calcext:value-type="float">
            <text:p>1.288E+08</text:p>
          </table:table-cell>
          <table:table-cell table:style-name="ce33" office:value-type="float" office:value="5" calcext:value-type="float">
            <text:p>5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6]/[.Q6])-([.U7]/[.T7])" office:value-type="float" office:value="0.181818181818182" calcext:value-type="float">
            <text:p>0.1818181818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3" office:value-type="float" office:value="0.641606821678579" calcext:value-type="float">
            <text:p>0.641606821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46470229467377" calcext:value-type="float">
            <text:p>0.7464702295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405000000" calcext:value-type="float">
            <text:p>4.050E+08</text:p>
          </table:table-cell>
          <table:table-cell table:style-name="ce29" table:formula="of:=[.L7]*([.N7]*0.1)" office:value-type="float" office:value="85860000" calcext:value-type="float">
            <text:p>8.586E+07</text:p>
          </table:table-cell>
          <table:table-cell table:style-name="ce34" office:value-type="float" office:value="5" calcext:value-type="float">
            <text:p>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7]/[.Q7])-([.U7]/[.T7])"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float" office:value="0.989798533031717" calcext:value-type="float">
            <text:p>0.98979853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167689435184" calcext:value-type="float">
            <text:p>0.1601676894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Slow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26" office:value-type="float" office:value="405000000" calcext:value-type="float">
            <text:p>4.050E+08</text:p>
          </table:table-cell>
          <table:table-cell table:style-name="ce26" table:formula="of:=[.L8]*([.N8]*0.1)" office:value-type="float" office:value="42930000" calcext:value-type="float">
            <text:p>4.293E+07</text:p>
          </table:table-cell>
          <table:table-cell table:style-name="ce32" office:value-type="float" office:value="55" calcext:value-type="float">
            <text:p>5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8]/[.Q8])-([.U13]/[.T13])"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970039129490033" calcext:value-type="float">
            <text:p>0.97003912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40296651842073" calcext:value-type="float">
            <text:p>0.2402966518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1.06" calcext:value-type="float">
            <text:p>1.06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9]*([.N9]*0.1)" office:value-type="float" office:value="42930000" calcext:value-type="float">
            <text:p>4.293E+07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9]/[.Q9])-([.U13]/[.T13])"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00131150474771857" calcext:value-type="float">
            <text:p>0.0013115047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9379019904882" calcext:value-type="float">
            <text:p>0.4493790199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3.18" calcext:value-type="float">
            <text:p>3.18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10]*([.N10]*0.1)" office:value-type="float" office:value="128790000" calcext:value-type="float">
            <text:p>1.288E+08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10]/[.Q10])-([.U13]/[.T13])" office:value-type="float" office:value="0.618181818181818" calcext:value-type="float">
            <text:p>0.6181818182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580576239852235" calcext:value-type="float">
            <text:p>0.580576239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93990415334702" calcext:value-type="float">
            <text:p>0.593990415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2.12" calcext:value-type="float">
            <text:p>2.12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11]*([.N11]*0.1)" office:value-type="float" office:value="85860000" calcext:value-type="float">
            <text:p>8.586E+07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11]/[.Q11])-([.U13]/[.T13])"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200395427178591" calcext:value-type="float">
            <text:p>0.200395427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696194484131411" calcext:value-type="float">
            <text:p>0.696194484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3.18" calcext:value-type="float">
            <text:p>3.18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12]*([.N12]*0.1)" office:value-type="float" office:value="128790000" calcext:value-type="float">
            <text:p>1.288E+08</text:p>
          </table:table-cell>
          <table:table-cell table:style-name="ce33" office:value-type="float" office:value="55" calcext:value-type="float">
            <text:p>55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12]/[.Q12])-([.U13]/[.T13])" office:value-type="float" office:value="0.37037037037037" calcext:value-type="float">
            <text:p>0.3703703704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3" office:value-type="float" office:value="0.641606821678579" calcext:value-type="float">
            <text:p>0.641606821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46470229467377" calcext:value-type="float">
            <text:p>0.7464702295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405000000" calcext:value-type="float">
            <text:p>4.050E+08</text:p>
          </table:table-cell>
          <table:table-cell table:style-name="ce29" table:formula="of:=[.L13]*([.N13]*0.1)" office:value-type="float" office:value="85860000" calcext:value-type="float">
            <text:p>8.586E+07</text:p>
          </table:table-cell>
          <table:table-cell table:style-name="ce34" office:value-type="float" office:value="55" calcext:value-type="float">
            <text:p>5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13]/[.Q13])-([.U13]/[.T13])"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1" office:value-type="float" office:value="0.578738697804511" calcext:value-type="float">
            <text:p>0.578738697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894234119914472" calcext:value-type="float">
            <text:p>0.0089423412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5" office:value-type="float" office:value="0.9" calcext:value-type="float">
            <text:p>0.9</text:p>
          </table:table-cell>
          <table:table-cell table:style-name="ce9" office:value-type="float" office:value="1" calcext:value-type="float">
            <text:p>1</text:p>
          </table:table-cell>
          <table:table-cell table:style-name="ce26" office:value-type="float" office:value="385000000" calcext:value-type="float">
            <text:p>3.850E+08</text:p>
          </table:table-cell>
          <table:table-cell table:style-name="ce26" table:formula="of:=[.L14]*([.N14]*0.1)" office:value-type="float" office:value="34650000" calcext:value-type="float">
            <text:p>3.465E+07</text:p>
          </table:table-cell>
          <table:table-cell table:style-name="ce32" office:value-type="float" office:value="5" calcext:value-type="float">
            <text:p>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40" table:formula="of:=([.R14]/[.Q14])-([.U19]/[.T19])" office:value-type="float" office:value="0.302631578947368" calcext:value-type="float">
            <text:p>0.3026315789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style-name="ce50" office:value-type="string" calcext:value-type="string">
            <text:p>Total-0.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ota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496543764136732" calcext:value-type="float">
            <text:p>0.496543764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140595741104335" calcext:value-type="float">
            <text:p>0.014059574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style-name="ce26" office:value-type="float" office:value="385000000" calcext:value-type="float">
            <text:p>3.850E+08</text:p>
          </table:table-cell>
          <table:table-cell table:formula="of:=[.L15]*([.N15]*0.1)" office:value-type="float" office:value="34650000" calcext:value-type="float">
            <text:p>3.465E+07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1" table:formula="of:=([.R15]/[.Q15])-([.U19]/[.T19])" office:value-type="float" office:value="0.138461538461538" calcext:value-type="float">
            <text:p>0.138461538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style-name="ce42" table:formula="of:=SUM([.X4:.X15])-0.1" office:value-type="float" office:value="1.2" calcext:value-type="float">
            <text:p>1.2</text:p>
          </table:table-cell>
          <table:table-cell table:formula="of:=[.Y15]*9" office:value-type="float" office:value="10.8" calcext:value-type="float">
            <text:p>10.8</text:p>
          </table:table-cell>
          <table:table-cell table:formula="of:=[.Y15]+[.Z15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float" office:value="0.897417812142521" calcext:value-type="float">
            <text:p>0.897417812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475426928605884" calcext:value-type="float">
            <text:p>0.0475426929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table:style-name="ce26" office:value-type="float" office:value="385000000" calcext:value-type="float">
            <text:p>3.850E+08</text:p>
          </table:table-cell>
          <table:table-cell table:formula="of:=[.L16]*([.N16]*0.1)" office:value-type="float" office:value="103950000" calcext:value-type="float">
            <text:p>1.040E+08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1" table:formula="of:=([.R16]/[.Q16])-([.U19]/[.T19])" office:value-type="float" office:value="0.23728813559322" calcext:value-type="float">
            <text:p>0.237288135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718159070704132" calcext:value-type="float">
            <text:p>0.7181590707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0740983309224" calcext:value-type="float">
            <text:p>0.2707409833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style-name="ce26" office:value-type="float" office:value="385000000" calcext:value-type="float">
            <text:p>3.850E+08</text:p>
          </table:table-cell>
          <table:table-cell table:formula="of:=[.L17]*([.N17]*0.1)" office:value-type="float" office:value="69300000" calcext:value-type="float">
            <text:p>6.930E+07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41" table:formula="of:=([.R17]/[.Q17])-([.U19]/[.T19])" office:value-type="float" office:value="0.231707317073171" calcext:value-type="float">
            <text:p>0.2317073171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0253034206107259" calcext:value-type="float">
            <text:p>0.025303420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68939300510101" calcext:value-type="float">
            <text:p>0.689393005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table:style-name="ce26" office:value-type="float" office:value="385000000" calcext:value-type="float">
            <text:p>3.850E+08</text:p>
          </table:table-cell>
          <table:table-cell table:formula="of:=[.L18]*([.N18]*0.1)" office:value-type="float" office:value="103950000" calcext:value-type="float">
            <text:p>1.040E+08</text:p>
          </table:table-cell>
          <table:table-cell table:style-name="ce33" office:value-type="float" office:value="5" calcext:value-type="float">
            <text:p>5</text:p>
          </table:table-cell>
          <table:table-cell table:style-name="ce17" office:value-type="float" office:value="100" calcext:value-type="float">
            <text:p>100</text:p>
          </table:table-cell>
          <table:table-cell table:style-name="ce25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18]/[.Q18])-([.U19]/[.T19])" office:value-type="float" office:value="0.11" calcext:value-type="float">
            <text:p>0.11</text:p>
          </table:table-cell>
          <table:table-cell table:style-name="ce45" office:value-type="string" calcext:value-type="string" table:number-columns-spanned="5" table:number-rows-spanned="1">
            <text:p>Step 2 – Ejaculate Volumes For Each Lane</text:p>
          </table:table-cell>
          <table:covered-table-cell table:number-columns-repeated="4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3" office:value-type="float" office:value="0.176837880397216" calcext:value-type="float">
            <text:p>0.176837880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73199545312673" calcext:value-type="float">
            <text:p>0.8731995453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7" office:value-type="float" office:value="1.8" calcext:value-type="float">
            <text:p>1.8</text:p>
          </table:table-cell>
          <table:table-cell table:style-name="ce8" office:value-type="float" office:value="6" calcext:value-type="float">
            <text:p>6</text:p>
          </table:table-cell>
          <table:table-cell table:style-name="ce26" office:value-type="float" office:value="385000000" calcext:value-type="float">
            <text:p>3.850E+08</text:p>
          </table:table-cell>
          <table:table-cell table:style-name="ce29" table:formula="of:=[.L19]*([.N19]*0.1)" office:value-type="float" office:value="69300000" calcext:value-type="float">
            <text:p>6.930E+07</text:p>
          </table:table-cell>
          <table:table-cell table:style-name="ce34" office:value-type="float" office:value="5" calcext:value-type="float">
            <text:p>5</text:p>
          </table:table-cell>
          <table:table-cell table:style-name="ce7" office:value-type="float" office:value="80" calcext:value-type="float">
            <text:p>80</text:p>
          </table:table-cell>
          <table:table-cell table:style-name="ce8" office:value-type="float" office:value="21" calcext:value-type="float">
            <text:p>2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19]/[.Q19])-([.U19]/[.T19])" office:value-type="float" office:value="0.2625" calcext:value-type="float">
            <text:p>0.2625</text:p>
          </table:table-cell>
          <table:table-cell table:style-name="ce46"/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.578738697804511" calcext:value-type="float">
            <text:p>0.578738697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894234119914472" calcext:value-type="float">
            <text:p>0.0089423412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5" office:value-type="float" office:value="0.9" calcext:value-type="float">
            <text:p>0.9</text:p>
          </table:table-cell>
          <table:table-cell table:style-name="ce9" office:value-type="float" office:value="1" calcext:value-type="float">
            <text:p>1</text:p>
          </table:table-cell>
          <table:table-cell table:style-name="ce26" office:value-type="float" office:value="385000000" calcext:value-type="float">
            <text:p>3.850E+08</text:p>
          </table:table-cell>
          <table:table-cell table:style-name="ce26" table:formula="of:=[.L20]*([.N20]*0.1)" office:value-type="float" office:value="34650000" calcext:value-type="float">
            <text:p>3.465E+07</text:p>
          </table:table-cell>
          <table:table-cell table:style-name="ce32" office:value-type="float" office:value="55" calcext:value-type="float">
            <text:p>55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40" table:formula="of:=([.R20]/[.Q20])-([.U25]/[.T25])" office:value-type="float" office:value="0.25" calcext:value-type="float">
            <text:p>0.25</text:p>
          </table:table-cell>
          <table:table-cell table:style-name="ce47" office:value-type="string" calcext:value-type="string">
            <text:p>RATE</text:p>
          </table:table-cell>
          <table:table-cell table:style-name="ce47" office:value-type="string" calcext:value-type="string">
            <text:p>N</text:p>
          </table:table-cell>
          <table:table-cell table:style-name="ce47" office:value-type="string" calcext:value-type="string">
            <text:p>Lane</text:p>
          </table:table-cell>
          <table:table-cell table:style-name="ce18" office:value-type="string" calcext:value-type="string">
            <text:p>EjVol</text:p>
          </table:table-cell>
          <table:table-cell table:style-name="ce52" office:value-type="string" calcext:value-type="string">
            <text:p>FinalVol(mL)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496543764136732" calcext:value-type="float">
            <text:p>0.496543764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140595741104335" calcext:value-type="float">
            <text:p>0.014059574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style-name="ce26" office:value-type="float" office:value="385000000" calcext:value-type="float">
            <text:p>3.850E+08</text:p>
          </table:table-cell>
          <table:table-cell table:formula="of:=[.L21]*([.N21]*0.1)" office:value-type="float" office:value="34650000" calcext:value-type="float">
            <text:p>3.465E+07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1" table:formula="of:=([.R21]/[.Q21])-([.U25]/[.T25])" office:value-type="float" office:value="0.2375" calcext:value-type="float">
            <text:p>0.2375</text:p>
          </table:table-cell>
          <table:table-cell table:style-name="ce19" office:value-type="string" calcext:value-type="string">
            <text:p>Slow</text:p>
          </table:table-cell>
          <table:table-cell table:style-name="ce5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51" table:formula="of:=[.X21]*([.AA21]/10.5)" office:value-type="float" office:value="2.93877551020408" calcext:value-type="float">
            <text:p>2.9387755102</text:p>
          </table:table-cell>
          <table:table-cell table:style-name="ce51" table:formula="of:=([.Y15]*10)-(([.Y15]*10)/7)" office:value-type="float" office:value="10.2857142857143" calcext:value-type="float">
            <text:p>10.285714285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897417812142521" calcext:value-type="float">
            <text:p>0.897417812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475426928605884" calcext:value-type="float">
            <text:p>0.0475426929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table:style-name="ce26" office:value-type="float" office:value="385000000" calcext:value-type="float">
            <text:p>3.850E+08</text:p>
          </table:table-cell>
          <table:table-cell table:formula="of:=[.L22]*([.N22]*0.1)" office:value-type="float" office:value="103950000" calcext:value-type="float">
            <text:p>1.040E+08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41" table:formula="of:=([.R22]/[.Q22])-([.U25]/[.T25])" office:value-type="float" office:value="0.363636363636364" calcext:value-type="float">
            <text:p>0.3636363636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51" table:formula="of:=[.X22]*([.AA21]/10.5)" office:value-type="float" office:value="0.979591836734694" calcext:value-type="float">
            <text:p>0.97959183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718159070704132" calcext:value-type="float">
            <text:p>0.7181590707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0740983309224" calcext:value-type="float">
            <text:p>0.2707409833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style-name="ce26" office:value-type="float" office:value="385000000" calcext:value-type="float">
            <text:p>3.850E+08</text:p>
          </table:table-cell>
          <table:table-cell table:formula="of:=[.L23]*([.N23]*0.1)" office:value-type="float" office:value="69300000" calcext:value-type="float">
            <text:p>6.930E+07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41" table:formula="of:=([.R23]/[.Q23])-([.U25]/[.T25])" office:value-type="float" office:value="0.236842105263158" calcext:value-type="float">
            <text:p>0.2368421053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51" table:formula="of:=[.X23]*([.AA21]/10.5)" office:value-type="float" office:value="1.95918367346939" calcext:value-type="float">
            <text:p>1.95918367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0253034206107259" calcext:value-type="float">
            <text:p>0.025303420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68939300510101" calcext:value-type="float">
            <text:p>0.689393005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table:style-name="ce26" office:value-type="float" office:value="385000000" calcext:value-type="float">
            <text:p>3.850E+08</text:p>
          </table:table-cell>
          <table:table-cell table:formula="of:=[.L24]*([.N24]*0.1)" office:value-type="float" office:value="103950000" calcext:value-type="float">
            <text:p>1.040E+08</text:p>
          </table:table-cell>
          <table:table-cell table:style-name="ce33" office:value-type="float" office:value="55" calcext:value-type="float">
            <text:p>55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24]/[.Q24])-([.U25]/[.T25])" office:value-type="float" office:value="0.25" calcext:value-type="float">
            <text:p>0.25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51" table:formula="of:=[.X24]*([.AA21]/10.5)" office:value-type="float" office:value="0.979591836734694" calcext:value-type="float">
            <text:p>0.97959183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3" office:value-type="float" office:value="0.176837880397216" calcext:value-type="float">
            <text:p>0.176837880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73199545312673" calcext:value-type="float">
            <text:p>0.8731995453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7" office:value-type="float" office:value="1.8" calcext:value-type="float">
            <text:p>1.8</text:p>
          </table:table-cell>
          <table:table-cell table:style-name="ce8" office:value-type="float" office:value="6" calcext:value-type="float">
            <text:p>6</text:p>
          </table:table-cell>
          <table:table-cell table:style-name="ce26" office:value-type="float" office:value="385000000" calcext:value-type="float">
            <text:p>3.850E+08</text:p>
          </table:table-cell>
          <table:table-cell table:style-name="ce29" table:formula="of:=[.L25]*([.N25]*0.1)" office:value-type="float" office:value="69300000" calcext:value-type="float">
            <text:p>6.930E+07</text:p>
          </table:table-cell>
          <table:table-cell table:style-name="ce34" office:value-type="float" office:value="55" calcext:value-type="float">
            <text:p>5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25]/[.Q25])" office:value-type="float" office:value="0.557142857142857" calcext:value-type="float">
            <text:p>0.5571428571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2" calcext:value-type="float">
            <text:p>2</text:p>
          </table:table-cell>
          <table:table-cell table:style-name="ce49" office:value-type="float" office:value="5" calcext:value-type="float">
            <text:p>5</text:p>
          </table:table-cell>
          <table:table-cell table:style-name="ce51" table:formula="of:=[.X25]*([.AA21]/10.5)" office:value-type="float" office:value="1.95918367346939" calcext:value-type="float">
            <text:p>1.95918367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.318061995087191" calcext:value-type="float">
            <text:p>0.3180619951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790282068774" calcext:value-type="float">
            <text:p>0.1607902821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22" office:value-type="float" office:value="3.18367346938775" calcext:value-type="float">
            <text:p>3.18</text:p>
          </table:table-cell>
          <table:table-cell table:style-name="ce9" office:value-type="float" office:value="1" calcext:value-type="float">
            <text:p>1</text:p>
          </table:table-cell>
          <table:table-cell table:style-name="ce26" office:value-type="float" office:value="1065000000" calcext:value-type="float">
            <text:p>1.065E+09</text:p>
          </table:table-cell>
          <table:table-cell table:style-name="ce26" table:formula="of:=[.L26]*([.N26]*0.1)" office:value-type="float" office:value="339061224.489796" calcext:value-type="float">
            <text:p>3.391E+08</text:p>
          </table:table-cell>
          <table:table-cell table:style-name="ce32" office:value-type="float" office:value="5" calcext:value-type="float">
            <text:p>5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26]/[.Q26])-([.U31]/[.T31])" office:value-type="float" office:value="0.36" calcext:value-type="float">
            <text:p>0.36</text:p>
          </table:table-cell>
          <table:table-cell table:style-name="ce21" office:value-type="string" calcext:value-type="string">
            <text:p>Fast</text:p>
          </table:table-cell>
          <table:table-cell table:style-name="ce7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51" table:formula="of:=[.X26]*([.AA21]/10.5)" office:value-type="float" office:value="2.93877551020408" calcext:value-type="float">
            <text:p>2.938775510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195523851085454" calcext:value-type="float">
            <text:p>0.195523851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80657694442198" calcext:value-type="float">
            <text:p>0.280657694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23" office:value-type="float" office:value="2.12244897959184" calcext:value-type="float">
            <text:p>2.12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1065000000" calcext:value-type="float">
            <text:p>1.065E+09</text:p>
          </table:table-cell>
          <table:table-cell table:formula="of:=[.L27]*([.N27]*0.1)" office:value-type="float" office:value="226040816.326531" calcext:value-type="float">
            <text:p>2.260E+08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1" table:formula="of:=([.R27]/[.Q27])-([.U31]/[.T31])" office:value-type="float" office:value="0.55" calcext:value-type="float">
            <text:p>0.55</text:p>
          </table:table-cell>
          <table:table-cell table:style-name="ce48" office:value-type="string" calcext:value-type="string">
            <text:p>Total</text:p>
          </table:table-cell>
          <table:table-cell table:style-name="ce49" table:formula="of:=SUM([.X21:.X26])" office:value-type="float" office:value="12" calcext:value-type="float">
            <text:p>12</text:p>
          </table:table-cell>
          <table:table-cell table:style-name="ce49"/>
          <table:table-cell table:style-name="ce51" table:formula="of:=SUM([.Z21:.Z26])" office:value-type="float" office:value="11.7551020408163" calcext:value-type="float">
            <text:p>11.755102040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365923614474013" calcext:value-type="float">
            <text:p>0.3659236145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2513245046139" calcext:value-type="float">
            <text:p>0.32251324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23" office:value-type="float" office:value="2.12244897959184" calcext:value-type="float">
            <text:p>2.12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1065000000" calcext:value-type="float">
            <text:p>1.065E+09</text:p>
          </table:table-cell>
          <table:table-cell table:formula="of:=[.L28]*([.N28]*0.1)" office:value-type="float" office:value="226040816.326531" calcext:value-type="float">
            <text:p>2.260E+08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41" table:formula="of:=([.R28]/[.Q28])-([.U31]/[.T31])" office:value-type="float" office:value="0.45" calcext:value-type="float">
            <text:p>0.45</text:p>
          </table:table-cell>
          <table:table-cell table:number-columns-repeated="4"/>
          <table:table-cell table:style-name="ce53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329431557329372" calcext:value-type="float">
            <text:p>0.3294315573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738988618599251" calcext:value-type="float">
            <text:p>0.7389886186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23" office:value-type="float" office:value="1.06122448979592" calcext:value-type="float">
            <text:p>1.06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float" office:value="1065000000" calcext:value-type="float">
            <text:p>1.065E+09</text:p>
          </table:table-cell>
          <table:table-cell table:formula="of:=[.L29]*([.N29]*0.1)" office:value-type="float" office:value="113020408.163265" calcext:value-type="float">
            <text:p>1.130E+08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41" table:formula="of:=([.R29]/[.Q29])-([.U31]/[.T31])" office:value-type="float" office:value="0.32" calcext:value-type="float">
            <text:p>0.32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2" office:value-type="float" office:value="0.776706098113209" calcext:value-type="float">
            <text:p>0.776706098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841765031218529" calcext:value-type="float">
            <text:p>0.841765031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23" office:value-type="float" office:value="3.18367346938775" calcext:value-type="float">
            <text:p>3.18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1065000000" calcext:value-type="float">
            <text:p>1.065E+09</text:p>
          </table:table-cell>
          <table:table-cell table:formula="of:=[.L30]*([.N30]*0.1)" office:value-type="float" office:value="339061224.489796" calcext:value-type="float">
            <text:p>3.391E+08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5" calcext:value-type="float">
            <text:p>5</text:p>
          </table:table-cell>
          <table:table-cell table:style-name="ce25" table:number-columns-repeated="2"/>
          <table:table-cell table:style-name="ce41" table:formula="of:=([.R30]/[.Q30])-([.U31]/[.T31])" office:value-type="float" office:value="0.466744186046512" calcext:value-type="float">
            <text:p>0.46674418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3" office:value-type="float" office:value="0.584081920096651" calcext:value-type="float">
            <text:p>0.584081920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86935321940109" calcext:value-type="float">
            <text:p>0.9869353219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24" office:value-type="float" office:value="1.06122448979592" calcext:value-type="float">
            <text:p>1.06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1065000000" calcext:value-type="float">
            <text:p>1.065E+09</text:p>
          </table:table-cell>
          <table:table-cell table:style-name="ce29" table:formula="of:=[.L31]*([.N31]*0.1)" office:value-type="float" office:value="113020408.163265" calcext:value-type="float">
            <text:p>1.130E+08</text:p>
          </table:table-cell>
          <table:table-cell table:style-name="ce34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42" table:formula="of:=([.R31]/[.Q31])-([.U31]/[.T31])" office:value-type="float" office:value="0.33" calcext:value-type="float">
            <text:p>0.33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1" office:value-type="float" office:value="0.318061995087191" calcext:value-type="float">
            <text:p>0.3180619951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790282068774" calcext:value-type="float">
            <text:p>0.1607902821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22" office:value-type="float" office:value="3.18367346938775" calcext:value-type="float">
            <text:p>3.18</text:p>
          </table:table-cell>
          <table:table-cell table:style-name="ce9" office:value-type="float" office:value="1" calcext:value-type="float">
            <text:p>1</text:p>
          </table:table-cell>
          <table:table-cell table:style-name="ce26" office:value-type="float" office:value="1065000000" calcext:value-type="float">
            <text:p>1.065E+09</text:p>
          </table:table-cell>
          <table:table-cell table:style-name="ce26" table:formula="of:=[.L32]*([.N32]*0.1)" office:value-type="float" office:value="339061224.489796" calcext:value-type="float">
            <text:p>3.391E+08</text:p>
          </table:table-cell>
          <table:table-cell table:style-name="ce32" office:value-type="float" office:value="55" calcext:value-type="float">
            <text:p>55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40" table:formula="of:=([.R32]/[.Q32])-([.U37]/[.T37])" office:value-type="float" office:value="0.63" calcext:value-type="float">
            <text:p>0.63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195523851085454" calcext:value-type="float">
            <text:p>0.195523851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80657694442198" calcext:value-type="float">
            <text:p>0.280657694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23" office:value-type="float" office:value="2.12244897959184" calcext:value-type="float">
            <text:p>2.12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1065000000" calcext:value-type="float">
            <text:p>1.065E+09</text:p>
          </table:table-cell>
          <table:table-cell table:formula="of:=[.L33]*([.N33]*0.1)" office:value-type="float" office:value="226040816.326531" calcext:value-type="float">
            <text:p>2.260E+08</text:p>
          </table:table-cell>
          <table:table-cell table:style-name="ce33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1" table:formula="of:=([.R33]/[.Q33])-([.U37]/[.T37])" office:value-type="float" office:value="0.69" calcext:value-type="float">
            <text:p>0.69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365923614474013" calcext:value-type="float">
            <text:p>0.3659236145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2513245046139" calcext:value-type="float">
            <text:p>0.32251324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23" office:value-type="float" office:value="2.12244897959184" calcext:value-type="float">
            <text:p>2.12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1065000000" calcext:value-type="float">
            <text:p>1.065E+09</text:p>
          </table:table-cell>
          <table:table-cell table:formula="of:=[.L34]*([.N34]*0.1)" office:value-type="float" office:value="226040816.326531" calcext:value-type="float">
            <text:p>2.260E+08</text:p>
          </table:table-cell>
          <table:table-cell table:style-name="ce33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41" table:formula="of:=([.R34]/[.Q34])-([.U37]/[.T37])" office:value-type="float" office:value="0.59" calcext:value-type="float">
            <text:p>0.59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329431557329372" calcext:value-type="float">
            <text:p>0.3294315573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738988618599251" calcext:value-type="float">
            <text:p>0.7389886186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23" office:value-type="float" office:value="1.06122448979592" calcext:value-type="float">
            <text:p>1.06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float" office:value="1065000000" calcext:value-type="float">
            <text:p>1.065E+09</text:p>
          </table:table-cell>
          <table:table-cell table:formula="of:=[.L35]*([.N35]*0.1)" office:value-type="float" office:value="113020408.163265" calcext:value-type="float">
            <text:p>1.130E+08</text:p>
          </table:table-cell>
          <table:table-cell table:style-name="ce33"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41" table:formula="of:=([.R35]/[.Q35])-([.U37]/[.T37])" office:value-type="float" office:value="0.385833333333333" calcext:value-type="float">
            <text:p>0.3858333333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776706098113209" calcext:value-type="float">
            <text:p>0.776706098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841765031218529" calcext:value-type="float">
            <text:p>0.841765031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23" office:value-type="float" office:value="3.18367346938775" calcext:value-type="float">
            <text:p>3.18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1065000000" calcext:value-type="float">
            <text:p>1.065E+09</text:p>
          </table:table-cell>
          <table:table-cell table:formula="of:=[.L36]*([.N36]*0.1)" office:value-type="float" office:value="339061224.489796" calcext:value-type="float">
            <text:p>3.391E+08</text:p>
          </table:table-cell>
          <table:table-cell table:style-name="ce33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" calcext:value-type="float">
            <text:p>1</text:p>
          </table:table-cell>
          <table:table-cell table:style-name="ce25" table:number-columns-repeated="2"/>
          <table:table-cell table:style-name="ce41" table:formula="of:=([.R36]/[.Q36])-([.U37]/[.T37])" office:value-type="float" office:value="0.59" calcext:value-type="float">
            <text:p>0.59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3" office:value-type="float" office:value="0.584081920096651" calcext:value-type="float">
            <text:p>0.584081920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86935321940109" calcext:value-type="float">
            <text:p>0.9869353219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24" office:value-type="float" office:value="1.06122448979592" calcext:value-type="float">
            <text:p>1.06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1065000000" calcext:value-type="float">
            <text:p>1.065E+09</text:p>
          </table:table-cell>
          <table:table-cell table:style-name="ce29" table:formula="of:=[.L37]*([.N37]*0.1)" office:value-type="float" office:value="113020408.163265" calcext:value-type="float">
            <text:p>1.130E+08</text:p>
          </table:table-cell>
          <table:table-cell table:style-name="ce34" office:value-type="float" office:value="55" calcext:value-type="float">
            <text:p>55</text:p>
          </table:table-cell>
          <table:table-cell table:style-name="ce8" office:value-type="float" office:value="67" calcext:value-type="float">
            <text:p>6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42" table:formula="of:=([.R37]/[.Q37])-([.U37]/[.T37])" office:value-type="float" office:value="0.452686567164179" calcext:value-type="float">
            <text:p>0.4526865672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.335975243477151" calcext:value-type="float">
            <text:p>0.3359752435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07158942054957" calcext:value-type="float">
            <text:p>0.0507158942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1" calcext:value-type="float">
            <text:p>1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style-name="ce26" table:formula="of:=[.L38]*([.N38]*0.1)" office:value-type="float" office:value="32142857.1428571" calcext:value-type="float">
            <text:p>3.214E+07</text:p>
          </table:table-cell>
          <table:table-cell table:style-name="ce32" office:value-type="float" office:value="5" calcext:value-type="float">
            <text:p>5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38]/[.Q38])-([.U43]/[.T43])" office:value-type="float" office:value="0.128648648648649" calcext:value-type="float">
            <text:p>0.1286486486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989973475690931" calcext:value-type="float">
            <text:p>0.989973475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2734336364083" calcext:value-type="float">
            <text:p>0.4273433636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2.7" calcext:value-type="float">
            <text:p>2.7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formula="of:=[.L39]*([.N39]*0.1)" office:value-type="float" office:value="96428571.4285714" calcext:value-type="float">
            <text:p>9.643E+07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39]/[.Q39])-([.U43]/[.T43])" office:value-type="float" office:value="0.43" calcext:value-type="float">
            <text:p>0.43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62329521169886" calcext:value-type="float">
            <text:p>0.623295211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62136729620397" calcext:value-type="float">
            <text:p>0.4621367296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2.7" calcext:value-type="float">
            <text:p>2.7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formula="of:=[.L40]*([.N40]*0.1)" office:value-type="float" office:value="96428571.4285714" calcext:value-type="float">
            <text:p>9.643E+07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41" table:formula="of:=([.R40]/[.Q40])-([.U43]/[.T43])" office:value-type="float" office:value="0.42" calcext:value-type="float">
            <text:p>0.42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768828088184819" calcext:value-type="float">
            <text:p>0.7688280882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619683113181964" calcext:value-type="float">
            <text:p>0.619683113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formula="of:=[.L41]*([.N41]*0.1)" office:value-type="float" office:value="32142857.1428571" calcext:value-type="float">
            <text:p>3.214E+07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41]/[.Q41])-([.U43]/[.T43])" office:value-type="float" office:value="0.18" calcext:value-type="float">
            <text:p>0.1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525291868951172" calcext:value-type="float">
            <text:p>0.525291869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637332211481407" calcext:value-type="float">
            <text:p>0.637332211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formula="of:=[.L42]*([.N42]*0.1)" office:value-type="float" office:value="64285714.2857143" calcext:value-type="float">
            <text:p>6.429E+07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90" calcext:value-type="float">
            <text:p>9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42]/[.Q42])-([.U43]/[.T43])" office:value-type="float" office:value="0.135555555555556" calcext:value-type="float">
            <text:p>0.1355555556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3" office:value-type="float" office:value="0.435574227478355" calcext:value-type="float">
            <text:p>0.435574227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7401063907892" calcext:value-type="float">
            <text:p>0.8674010639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style-name="ce29" table:formula="of:=[.L43]*([.N43]*0.1)" office:value-type="float" office:value="64285714.2857143" calcext:value-type="float">
            <text:p>6.429E+07</text:p>
          </table:table-cell>
          <table:table-cell table:style-name="ce34" office:value-type="float" office:value="5" calcext:value-type="float">
            <text:p>5</text:p>
          </table:table-cell>
          <table:table-cell table:style-name="ce8" office:value-type="float" office:value="61" calcext:value-type="float">
            <text:p>6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" calcext:value-type="float">
            <text:p>2</text:p>
          </table:table-cell>
          <table:table-cell table:style-name="ce42" table:formula="of:=([.R43]/[.Q43])-([.U43]/[.T43])" office:value-type="float" office:value="0.38983606557377" calcext:value-type="float">
            <text:p>0.3898360656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1" office:value-type="float" office:value="0.335975243477151" calcext:value-type="float">
            <text:p>0.3359752435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07158942054957" calcext:value-type="float">
            <text:p>0.0507158942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1" calcext:value-type="float">
            <text:p>1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style-name="ce26" table:formula="of:=[.L44]*([.N44]*0.1)" office:value-type="float" office:value="32142857.1428571" calcext:value-type="float">
            <text:p>3.214E+07</text:p>
          </table:table-cell>
          <table:table-cell table:style-name="ce32" office:value-type="float" office:value="55" calcext:value-type="float">
            <text:p>55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40" table:formula="of:=([.R44]/[.Q44])-([.U49]/[.T49])" office:value-type="float" office:value="0.177802197802198" calcext:value-type="float">
            <text:p>0.1778021978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989973475690931" calcext:value-type="float">
            <text:p>0.989973475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2734336364083" calcext:value-type="float">
            <text:p>0.4273433636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2.7" calcext:value-type="float">
            <text:p>2.7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formula="of:=[.L45]*([.N45]*0.1)" office:value-type="float" office:value="96428571.4285714" calcext:value-type="float">
            <text:p>9.643E+07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45]/[.Q45])-([.U49]/[.T49])" office:value-type="float" office:value="0.175652173913043" calcext:value-type="float">
            <text:p>0.1756521739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62329521169886" calcext:value-type="float">
            <text:p>0.623295211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62136729620397" calcext:value-type="float">
            <text:p>0.4621367296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2.7" calcext:value-type="float">
            <text:p>2.7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formula="of:=[.L46]*([.N46]*0.1)" office:value-type="float" office:value="96428571.4285714" calcext:value-type="float">
            <text:p>9.643E+07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41" table:formula="of:=([.R46]/[.Q46])-([.U49]/[.T49])" office:value-type="float" office:value="0.525454545454545" calcext:value-type="float">
            <text:p>0.5254545455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768828088184819" calcext:value-type="float">
            <text:p>0.7688280882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619683113181964" calcext:value-type="float">
            <text:p>0.619683113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formula="of:=[.L47]*([.N47]*0.1)" office:value-type="float" office:value="32142857.1428571" calcext:value-type="float">
            <text:p>3.214E+07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86" calcext:value-type="float">
            <text:p>86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47]/[.Q47])-([.U49]/[.T49])" office:value-type="float" office:value="0.166046511627907" calcext:value-type="float">
            <text:p>0.1660465116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525291868951172" calcext:value-type="float">
            <text:p>0.525291869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637332211481407" calcext:value-type="float">
            <text:p>0.637332211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formula="of:=[.L48]*([.N48]*0.1)" office:value-type="float" office:value="64285714.2857143" calcext:value-type="float">
            <text:p>6.429E+07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74" calcext:value-type="float">
            <text:p>74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" calcext:value-type="float">
            <text:p>1</text:p>
          </table:table-cell>
          <table:table-cell table:style-name="ce25" table:number-columns-repeated="2"/>
          <table:table-cell table:style-name="ce41" table:formula="of:=([.R48]/[.Q48])-([.U49]/[.T49])" office:value-type="float" office:value="0.155675675675676" calcext:value-type="float">
            <text:p>0.1556756757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3" office:value-type="float" office:value="0.435574227478355" calcext:value-type="float">
            <text:p>0.435574227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7401063907892" calcext:value-type="float">
            <text:p>0.8674010639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357142857.142857" calcext:value-type="float">
            <text:p>3.571E+08</text:p>
          </table:table-cell>
          <table:table-cell table:style-name="ce29" table:formula="of:=[.L49]*([.N49]*0.1)" office:value-type="float" office:value="64285714.2857143" calcext:value-type="float">
            <text:p>6.429E+07</text:p>
          </table:table-cell>
          <table:table-cell table:style-name="ce34" office:value-type="float" office:value="55" calcext:value-type="float">
            <text:p>55</text:p>
          </table:table-cell>
          <table:table-cell table:style-name="ce8" office:value-type="float" office:value="51" calcext:value-type="float">
            <text:p>5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" calcext:value-type="float">
            <text:p>2</text:p>
          </table:table-cell>
          <table:table-cell table:style-name="ce42" table:formula="of:=([.R49]/[.Q49])-([.U49]/[.T49])" office:value-type="float" office:value="0.313333333333333" calcext:value-type="float">
            <text:p>0.3133333333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1" office:value-type="float" office:value="0.50350256357342" calcext:value-type="float">
            <text:p>0.5035025636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date" office:date-value="2016-04-15" calcext:value-type="date">
            <text:p>15/04/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290774335153401" calcext:value-type="float">
            <text:p>0.0290774335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9" office:value-type="float" office:value="2.94" calcext:value-type="float">
            <text:p>2.94</text:p>
          </table:table-cell>
          <table:table-cell table:style-name="ce5" office:value-type="float" office:value="1" calcext:value-type="float">
            <text:p>1</text:p>
          </table:table-cell>
          <table:table-cell table:style-name="ce26" office:value-type="float" office:value="950000000" calcext:value-type="float">
            <text:p>9.500E+08</text:p>
          </table:table-cell>
          <table:table-cell table:style-name="ce26" table:formula="of:=[.L50]*([.N50]*0.1)" office:value-type="float" office:value="279300000" calcext:value-type="float">
            <text:p>2.793E+08</text:p>
          </table:table-cell>
          <table:table-cell table:style-name="ce32" office:value-type="float" office:value="5" calcext:value-type="float">
            <text:p>5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50]/[.Q50])-([.U55]/[.T55])" office:value-type="float" office:value="0.545454545454545" calcext:value-type="float">
            <text:p>0.5454545455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818343803286552" calcext:value-type="float">
            <text:p>0.8183438033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796767368447036" calcext:value-type="float">
            <text:p>0.0796767368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25" office:value-type="float" office:value="2.94" calcext:value-type="float">
            <text:p>2.94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950000000" calcext:value-type="float">
            <text:p>9.500E+08</text:p>
          </table:table-cell>
          <table:table-cell table:formula="of:=[.L51]*([.N51]*0.1)" office:value-type="float" office:value="279300000" calcext:value-type="float">
            <text:p>2.793E+08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51]/[.Q51])-([.U55]/[.T55])" office:value-type="float" office:value="0.564516129032258" calcext:value-type="float">
            <text:p>0.564516129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655352788977325" calcext:value-type="float">
            <text:p>0.655352789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94197593489662" calcext:value-type="float">
            <text:p>0.1941975935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25" office:value-type="float" office:value="0.98" calcext:value-type="float">
            <text:p>0.98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950000000" calcext:value-type="float">
            <text:p>9.500E+08</text:p>
          </table:table-cell>
          <table:table-cell table:formula="of:=[.L52]*([.N52]*0.1)" office:value-type="float" office:value="93100000" calcext:value-type="float">
            <text:p>9.310E+07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52]/[.Q52])-([.U55]/[.T55])" office:value-type="float" office:value="0.509433962264151" calcext:value-type="float">
            <text:p>0.5094339623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40644348715432" calcext:value-type="float">
            <text:p>0.4064434872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7498540757224" calcext:value-type="float">
            <text:p>0.3749854076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25" office:value-type="float" office:value="1.96" calcext:value-type="float">
            <text:p>1.96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float" office:value="950000000" calcext:value-type="float">
            <text:p>9.500E+08</text:p>
          </table:table-cell>
          <table:table-cell table:formula="of:=[.L53]*([.N53]*0.1)" office:value-type="float" office:value="186200000" calcext:value-type="float">
            <text:p>1.862E+08</text:p>
          </table:table-cell>
          <table:table-cell table:style-name="ce33" office:value-type="float" office:value="5" calcext:value-type="float">
            <text:p>5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53]/[.Q53])-([.U55]/[.T55])" office:value-type="float" office:value="0.444444444444444" calcext:value-type="float">
            <text:p>0.4444444444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587530225282535" calcext:value-type="float">
            <text:p>0.5875302253</text:p>
          </table:table-cell>
          <table:table-cell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729140647454187" calcext:value-type="float">
            <text:p>0.729140647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25" office:value-type="float" office:value="1.96" calcext:value-type="float">
            <text:p>1.96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950000000" calcext:value-type="float">
            <text:p>9.500E+08</text:p>
          </table:table-cell>
          <table:table-cell table:formula="of:=[.L54]*([.N54]*0.1)" office:value-type="float" office:value="186200000" calcext:value-type="float">
            <text:p>1.862E+08</text:p>
          </table:table-cell>
          <table:table-cell table:style-name="ce33" office:value-type="float" office:value="5" calcext:value-type="float">
            <text:p>5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54]/[.Q54])-([.U55]/[.T55])" office:value-type="float" office:value="0.161290322580645" calcext:value-type="float">
            <text:p>0.1612903226</text:p>
          </table:table-cell>
          <table:table-cell table:number-columns-repeated="1002"/>
        </table:table-row>
        <table:table-row table:style-name="ro1">
          <table:table-cell table:style-name="ce3" office:value-type="float" office:value="0.208872184855863" calcext:value-type="float">
            <text:p>0.2088721849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7410423560068" calcext:value-type="float">
            <text:p>0.9674104236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8" office:value-type="float" office:value="0.98" calcext:value-type="float">
            <text:p>0.98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950000000" calcext:value-type="float">
            <text:p>9.500E+08</text:p>
          </table:table-cell>
          <table:table-cell table:style-name="ce29" table:formula="of:=[.L55]*([.N55]*0.1)" office:value-type="float" office:value="93100000" calcext:value-type="float">
            <text:p>9.310E+07</text:p>
          </table:table-cell>
          <table:table-cell table:style-name="ce34" office:value-type="float" office:value="5" calcext:value-type="float">
            <text:p>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55]/[.Q55])-([.U55]/[.T55])" office:value-type="float" office:value="0.210526315789474" calcext:value-type="float">
            <text:p>0.2105263158</text:p>
          </table:table-cell>
          <table:table-cell table:number-columns-repeated="1002"/>
        </table:table-row>
        <table:table-row table:style-name="ro1">
          <table:table-cell table:style-name="ce1" office:value-type="float" office:value="0.50350256357342" calcext:value-type="float">
            <text:p>0.5035025636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date" office:date-value="2016-04-15" calcext:value-type="date">
            <text:p>15/04/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290774335153401" calcext:value-type="float">
            <text:p>0.0290774335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9" office:value-type="float" office:value="2.94" calcext:value-type="float">
            <text:p>2.94</text:p>
          </table:table-cell>
          <table:table-cell table:style-name="ce5" office:value-type="float" office:value="1" calcext:value-type="float">
            <text:p>1</text:p>
          </table:table-cell>
          <table:table-cell table:style-name="ce26" office:value-type="float" office:value="950000000" calcext:value-type="float">
            <text:p>9.500E+08</text:p>
          </table:table-cell>
          <table:table-cell table:style-name="ce26" table:formula="of:=[.L56]*([.N56]*0.1)" office:value-type="float" office:value="279300000" calcext:value-type="float">
            <text:p>2.793E+08</text:p>
          </table:table-cell>
          <table:table-cell table:style-name="ce32" office:value-type="float" office:value="55" calcext:value-type="float">
            <text:p>5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56]/[.Q56])-([.U61]/[.T61])" office:value-type="float" office:value="0.58695652173913" calcext:value-type="float">
            <text:p>0.5869565217</text:p>
          </table:table-cell>
          <table:table-cell table:number-columns-repeated="1002"/>
        </table:table-row>
        <table:table-row table:style-name="ro1">
          <table:table-cell table:style-name="ce2" office:value-type="float" office:value="0.818343803286552" calcext:value-type="float">
            <text:p>0.8183438033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796767368447036" calcext:value-type="float">
            <text:p>0.0796767368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25" office:value-type="float" office:value="2.94" calcext:value-type="float">
            <text:p>2.94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950000000" calcext:value-type="float">
            <text:p>9.500E+08</text:p>
          </table:table-cell>
          <table:table-cell table:formula="of:=[.L57]*([.N57]*0.1)" office:value-type="float" office:value="279300000" calcext:value-type="float">
            <text:p>2.793E+08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57]/[.Q57])-([.U61]/[.T61])" office:value-type="float" office:value="0.391304347826087" calcext:value-type="float">
            <text:p>0.3913043478</text:p>
          </table:table-cell>
          <table:table-cell table:number-columns-repeated="1002"/>
        </table:table-row>
        <table:table-row table:style-name="ro1">
          <table:table-cell table:style-name="ce2" office:value-type="float" office:value="0.655352788977325" calcext:value-type="float">
            <text:p>0.655352789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94197593489662" calcext:value-type="float">
            <text:p>0.1941975935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25" office:value-type="float" office:value="0.98" calcext:value-type="float">
            <text:p>0.98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950000000" calcext:value-type="float">
            <text:p>9.500E+08</text:p>
          </table:table-cell>
          <table:table-cell table:formula="of:=[.L58]*([.N58]*0.1)" office:value-type="float" office:value="93100000" calcext:value-type="float">
            <text:p>9.310E+07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58]/[.Q58])-([.U61]/[.T61])" office:value-type="float" office:value="0.15625" calcext:value-type="float">
            <text:p>0.15625</text:p>
          </table:table-cell>
          <table:table-cell table:number-columns-repeated="1002"/>
        </table:table-row>
        <table:table-row table:style-name="ro1">
          <table:table-cell table:style-name="ce2" office:value-type="float" office:value="0.40644348715432" calcext:value-type="float">
            <text:p>0.4064434872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7498540757224" calcext:value-type="float">
            <text:p>0.3749854076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25" office:value-type="float" office:value="1.96" calcext:value-type="float">
            <text:p>1.96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float" office:value="950000000" calcext:value-type="float">
            <text:p>9.500E+08</text:p>
          </table:table-cell>
          <table:table-cell table:formula="of:=[.L59]*([.N59]*0.1)" office:value-type="float" office:value="186200000" calcext:value-type="float">
            <text:p>1.862E+08</text:p>
          </table:table-cell>
          <table:table-cell table:style-name="ce33" office:value-type="float" office:value="55" calcext:value-type="float">
            <text:p>55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59]/[.Q59])-([.U61]/[.T61])" office:value-type="float" office:value="0.125" calcext:value-type="float">
            <text:p>0.125</text:p>
          </table:table-cell>
          <table:table-cell table:number-columns-repeated="1002"/>
        </table:table-row>
        <table:table-row table:style-name="ro1">
          <table:table-cell table:style-name="ce2" office:value-type="float" office:value="0.587530225282535" calcext:value-type="float">
            <text:p>0.5875302253</text:p>
          </table:table-cell>
          <table:table-cell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729140647454187" calcext:value-type="float">
            <text:p>0.729140647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25" office:value-type="float" office:value="1.96" calcext:value-type="float">
            <text:p>1.96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950000000" calcext:value-type="float">
            <text:p>9.500E+08</text:p>
          </table:table-cell>
          <table:table-cell table:formula="of:=[.L60]*([.N60]*0.1)" office:value-type="float" office:value="186200000" calcext:value-type="float">
            <text:p>1.862E+08</text:p>
          </table:table-cell>
          <table:table-cell table:style-name="ce33" office:value-type="float" office:value="55" calcext:value-type="float">
            <text:p>55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60]/[.Q60])-([.U61]/[.T61])" office:value-type="float" office:value="0.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3" office:value-type="float" office:value="0.208872184855863" calcext:value-type="float">
            <text:p>0.2088721849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7410423560068" calcext:value-type="float">
            <text:p>0.9674104236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8" office:value-type="float" office:value="0.98" calcext:value-type="float">
            <text:p>0.98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950000000" calcext:value-type="float">
            <text:p>9.500E+08</text:p>
          </table:table-cell>
          <table:table-cell table:style-name="ce29" table:formula="of:=[.L61]*([.N61]*0.1)" office:value-type="float" office:value="93100000" calcext:value-type="float">
            <text:p>9.310E+07</text:p>
          </table:table-cell>
          <table:table-cell table:style-name="ce34" office:value-type="float" office:value="55" calcext:value-type="float">
            <text:p>5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61]/[.Q61])-([.U61]/[.T61])" office:value-type="float" office:value="0.106382978723404" calcext:value-type="float">
            <text:p>0.1063829787</text:p>
          </table:table-cell>
          <table:table-cell table:number-columns-repeated="1002"/>
        </table:table-row>
        <table:table-row table:style-name="ro1">
          <table:table-cell table:style-name="ce1" office:value-type="float" office:value="0.523403854575008" calcext:value-type="float">
            <text:p>0.5234038546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476903119124472" calcext:value-type="float">
            <text:p>0.0047690312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1" calcext:value-type="float">
            <text:p>1</text:p>
          </table:table-cell>
          <table:table-cell table:style-name="ce27" office:value-type="float" office:value="605000000" calcext:value-type="float">
            <text:p>6.050E+008</text:p>
          </table:table-cell>
          <table:table-cell table:style-name="ce26" table:formula="of:=[.L62]*([.N62]*0.1)" office:value-type="float" office:value="118580000" calcext:value-type="float">
            <text:p>1.186E+08</text:p>
          </table:table-cell>
          <table:table-cell table:style-name="ce32" office:value-type="float" office:value="5" calcext:value-type="float">
            <text:p>5</text:p>
          </table:table-cell>
          <table:table-cell table:style-name="ce1" office:value-type="float" office:value="39" calcext:value-type="float">
            <text:p>39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62]/[.Q62])-([.U67]/[.T67])" office:value-type="float" office:value="0.230769230769231" calcext:value-type="float">
            <text:p>0.2307692308</text:p>
          </table:table-cell>
          <table:table-cell table:number-columns-repeated="1002"/>
        </table:table-row>
        <table:table-row table:style-name="ro1">
          <table:table-cell table:style-name="ce2" office:value-type="float" office:value="0.95879342360422" calcext:value-type="float">
            <text:p>0.9587934236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89299620455131" calcext:value-type="float">
            <text:p>0.1892996205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2.94" calcext:value-type="float">
            <text:p>2.94</text:p>
          </table:table-cell>
          <table:table-cell table:style-name="ce17" office:value-type="float" office:value="2" calcext:value-type="float">
            <text:p>2</text:p>
          </table:table-cell>
          <table:table-cell table:style-name="ce27" office:value-type="float" office:value="605000000" calcext:value-type="float">
            <text:p>6.050E+008</text:p>
          </table:table-cell>
          <table:table-cell table:formula="of:=[.L63]*([.N63]*0.1)" office:value-type="float" office:value="177870000" calcext:value-type="float">
            <text:p>1.779E+08</text:p>
          </table:table-cell>
          <table:table-cell table:style-name="ce33" office:value-type="float" office:value="5" calcext:value-type="float">
            <text:p>5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63]/[.Q63])-([.U67]/[.T67])" office:value-type="float" office:value="0.308641975308642" calcext:value-type="float">
            <text:p>0.3086419753</text:p>
          </table:table-cell>
          <table:table-cell table:number-columns-repeated="1002"/>
        </table:table-row>
        <table:table-row table:style-name="ro1">
          <table:table-cell table:style-name="ce2" office:value-type="float" office:value="0.771401514532045" calcext:value-type="float">
            <text:p>0.7714015145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43301682733" calcext:value-type="float">
            <text:p>0.5343301683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2.94" calcext:value-type="float">
            <text:p>2.94</text:p>
          </table:table-cell>
          <table:table-cell table:style-name="ce17" office:value-type="float" office:value="3" calcext:value-type="float">
            <text:p>3</text:p>
          </table:table-cell>
          <table:table-cell table:style-name="ce27" office:value-type="float" office:value="605000000" calcext:value-type="float">
            <text:p>6.050E+008</text:p>
          </table:table-cell>
          <table:table-cell table:formula="of:=[.L64]*([.N64]*0.1)" office:value-type="float" office:value="177870000" calcext:value-type="float">
            <text:p>1.779E+08</text:p>
          </table:table-cell>
          <table:table-cell table:style-name="ce33" office:value-type="float" office:value="5" calcext:value-type="float">
            <text:p>5</text:p>
          </table:table-cell>
          <table:table-cell table:style-name="ce2"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64]/[.Q64])-([.U67]/[.T67])" office:value-type="float" office:value="0.239583333333333" calcext:value-type="float">
            <text:p>0.2395833333</text:p>
          </table:table-cell>
          <table:table-cell table:number-columns-repeated="1002"/>
        </table:table-row>
        <table:table-row table:style-name="ro1">
          <table:table-cell table:style-name="ce2" office:value-type="float" office:value="0.382005010498688" calcext:value-type="float">
            <text:p>0.3820050105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796112537384" calcext:value-type="float">
            <text:p>0.5379611254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0.98" calcext:value-type="float">
            <text:p>0.98</text:p>
          </table:table-cell>
          <table:table-cell table:style-name="ce17" office:value-type="float" office:value="4" calcext:value-type="float">
            <text:p>4</text:p>
          </table:table-cell>
          <table:table-cell table:style-name="ce27" office:value-type="float" office:value="605000000" calcext:value-type="float">
            <text:p>6.050E+008</text:p>
          </table:table-cell>
          <table:table-cell table:formula="of:=[.L65]*([.N65]*0.1)" office:value-type="float" office:value="59290000" calcext:value-type="float">
            <text:p>5.929E+07</text:p>
          </table:table-cell>
          <table:table-cell table:style-name="ce33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5" table:number-columns-repeated="2"/>
          <table:table-cell table:style-name="ce41" table:formula="of:=([.R65]/[.Q65])-([.U67]/[.T67])"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" office:value-type="float" office:value="0.443345708306879" calcext:value-type="float">
            <text:p>0.443345708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726103331195191" calcext:value-type="float">
            <text:p>0.726103331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1.96" calcext:value-type="float">
            <text:p>1.96</text:p>
          </table:table-cell>
          <table:table-cell table:style-name="ce17" office:value-type="float" office:value="5" calcext:value-type="float">
            <text:p>5</text:p>
          </table:table-cell>
          <table:table-cell table:style-name="ce27" office:value-type="float" office:value="605000000" calcext:value-type="float">
            <text:p>6.050E+008</text:p>
          </table:table-cell>
          <table:table-cell table:formula="of:=[.L66]*([.N66]*0.1)" office:value-type="float" office:value="118580000" calcext:value-type="float">
            <text:p>1.186E+08</text:p>
          </table:table-cell>
          <table:table-cell table:style-name="ce33" office:value-type="float" office:value="5" calcext:value-type="float">
            <text:p>5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66]/[.Q66])-([.U67]/[.T67])" office:value-type="float" office:value="0.107142857142857" calcext:value-type="float">
            <text:p>0.1071428571</text:p>
          </table:table-cell>
          <table:table-cell table:number-columns-repeated="1002"/>
        </table:table-row>
        <table:table-row table:style-name="ro1">
          <table:table-cell table:style-name="ce3" office:value-type="float" office:value="0.165035371202976" calcext:value-type="float">
            <text:p>0.165035371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81466677086428" calcext:value-type="float">
            <text:p>0.7814666771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float" office:value="605000000" calcext:value-type="float">
            <text:p>6.050E+008</text:p>
          </table:table-cell>
          <table:table-cell table:style-name="ce29" table:formula="of:=[.L67]*([.N67]*0.1)" office:value-type="float" office:value="59290000" calcext:value-type="float">
            <text:p>5.929E+07</text:p>
          </table:table-cell>
          <table:table-cell table:style-name="ce34" office:value-type="float" office:value="5" calcext:value-type="float">
            <text:p>5</text:p>
          </table:table-cell>
          <table:table-cell table:style-name="ce3" office:value-type="float" office:value="57" calcext:value-type="float">
            <text:p>5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67]/[.Q67])-([.U67]/[.T67])" office:value-type="float" office:value="0.087719298245614" calcext:value-type="float">
            <text:p>0.0877192982</text:p>
          </table:table-cell>
          <table:table-cell table:number-columns-repeated="1002"/>
        </table:table-row>
        <table:table-row table:style-name="ro1">
          <table:table-cell table:style-name="ce1" office:value-type="float" office:value="0.523403854575008" calcext:value-type="float">
            <text:p>0.5234038546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476903119124472" calcext:value-type="float">
            <text:p>0.0047690312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Slow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1" calcext:value-type="float">
            <text:p>1</text:p>
          </table:table-cell>
          <table:table-cell table:style-name="ce27" office:value-type="float" office:value="605000000" calcext:value-type="float">
            <text:p>6.050E+008</text:p>
          </table:table-cell>
          <table:table-cell table:style-name="ce26" table:formula="of:=[.L68]*([.N68]*0.1)" office:value-type="float" office:value="118580000" calcext:value-type="float">
            <text:p>1.186E+08</text:p>
          </table:table-cell>
          <table:table-cell table:style-name="ce32" office:value-type="float" office:value="55" calcext:value-type="float">
            <text:p>55</text:p>
          </table:table-cell>
          <table:table-cell table:style-name="ce1" office:value-type="float" office:value="100" calcext:value-type="float">
            <text:p>10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40" table:formula="of:=([.R68]/[.Q68])-([.U73]/[.T73])" office:value-type="float" office:value="0.28" calcext:value-type="float">
            <text:p>0.28</text:p>
          </table:table-cell>
          <table:table-cell table:number-columns-repeated="1002"/>
        </table:table-row>
        <table:table-row table:style-name="ro1">
          <table:table-cell table:style-name="ce2" office:value-type="float" office:value="0.95879342360422" calcext:value-type="float">
            <text:p>0.9587934236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89299620455131" calcext:value-type="float">
            <text:p>0.1892996205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2.94" calcext:value-type="float">
            <text:p>2.94</text:p>
          </table:table-cell>
          <table:table-cell table:style-name="ce17" office:value-type="float" office:value="2" calcext:value-type="float">
            <text:p>2</text:p>
          </table:table-cell>
          <table:table-cell table:style-name="ce27" office:value-type="float" office:value="605000000" calcext:value-type="float">
            <text:p>6.050E+008</text:p>
          </table:table-cell>
          <table:table-cell table:formula="of:=[.L69]*([.N69]*0.1)" office:value-type="float" office:value="177870000" calcext:value-type="float">
            <text:p>1.779E+08</text:p>
          </table:table-cell>
          <table:table-cell table:style-name="ce33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69]/[.Q69])-([.U73]/[.T73])" office:value-type="float" office:value="0.31" calcext:value-type="float">
            <text:p>0.31</text:p>
          </table:table-cell>
          <table:table-cell table:number-columns-repeated="1002"/>
        </table:table-row>
        <table:table-row table:style-name="ro1">
          <table:table-cell table:style-name="ce2" office:value-type="float" office:value="0.771401514532045" calcext:value-type="float">
            <text:p>0.7714015145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43301682733" calcext:value-type="float">
            <text:p>0.5343301683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2.94" calcext:value-type="float">
            <text:p>2.94</text:p>
          </table:table-cell>
          <table:table-cell table:style-name="ce17" office:value-type="float" office:value="3" calcext:value-type="float">
            <text:p>3</text:p>
          </table:table-cell>
          <table:table-cell table:style-name="ce27" office:value-type="float" office:value="605000000" calcext:value-type="float">
            <text:p>6.050E+008</text:p>
          </table:table-cell>
          <table:table-cell table:formula="of:=[.L70]*([.N70]*0.1)" office:value-type="float" office:value="177870000" calcext:value-type="float">
            <text:p>1.779E+08</text:p>
          </table:table-cell>
          <table:table-cell table:style-name="ce33" office:value-type="float" office:value="55" calcext:value-type="float">
            <text:p>55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70]/[.Q70])-([.U73]/[.T73])" office:value-type="float" office:value="0.263888888888889" calcext:value-type="float">
            <text:p>0.2638888889</text:p>
          </table:table-cell>
          <table:table-cell table:number-columns-repeated="1002"/>
        </table:table-row>
        <table:table-row table:style-name="ro1">
          <table:table-cell table:style-name="ce2" office:value-type="float" office:value="0.382005010498688" calcext:value-type="float">
            <text:p>0.3820050105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796112537384" calcext:value-type="float">
            <text:p>0.5379611254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0.98" calcext:value-type="float">
            <text:p>0.98</text:p>
          </table:table-cell>
          <table:table-cell table:style-name="ce17" office:value-type="float" office:value="4" calcext:value-type="float">
            <text:p>4</text:p>
          </table:table-cell>
          <table:table-cell table:style-name="ce27" office:value-type="float" office:value="605000000" calcext:value-type="float">
            <text:p>6.050E+008</text:p>
          </table:table-cell>
          <table:table-cell table:formula="of:=[.L71]*([.N71]*0.1)" office:value-type="float" office:value="59290000" calcext:value-type="float">
            <text:p>5.929E+07</text:p>
          </table:table-cell>
          <table:table-cell table:style-name="ce33" office:value-type="float" office:value="55" calcext:value-type="float">
            <text:p>55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71]/[.Q71])-([.U73]/[.T73])" office:value-type="float" office:value="0.120689655172414" calcext:value-type="float">
            <text:p>0.1206896552</text:p>
          </table:table-cell>
          <table:table-cell table:number-columns-repeated="1002"/>
        </table:table-row>
        <table:table-row table:style-name="ro1">
          <table:table-cell table:style-name="ce2" office:value-type="float" office:value="0.443345708306879" calcext:value-type="float">
            <text:p>0.443345708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726103331195191" calcext:value-type="float">
            <text:p>0.726103331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1.96" calcext:value-type="float">
            <text:p>1.96</text:p>
          </table:table-cell>
          <table:table-cell table:style-name="ce17" office:value-type="float" office:value="5" calcext:value-type="float">
            <text:p>5</text:p>
          </table:table-cell>
          <table:table-cell table:style-name="ce27" office:value-type="float" office:value="605000000" calcext:value-type="float">
            <text:p>6.050E+008</text:p>
          </table:table-cell>
          <table:table-cell table:formula="of:=[.L72]*([.N72]*0.1)" office:value-type="float" office:value="118580000" calcext:value-type="float">
            <text:p>1.186E+08</text:p>
          </table:table-cell>
          <table:table-cell table:style-name="ce33" office:value-type="float" office:value="55" calcext:value-type="float">
            <text:p>55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41" table:formula="of:=([.R72]/[.Q72])-([.U73]/[.T73])" office:value-type="float" office:value="0.152173913043478" calcext:value-type="float">
            <text:p>0.152173913</text:p>
          </table:table-cell>
          <table:table-cell table:number-columns-repeated="1002"/>
        </table:table-row>
        <table:table-row table:style-name="ro1">
          <table:table-cell table:style-name="ce3" office:value-type="float" office:value="0.165035371202976" calcext:value-type="float">
            <text:p>0.165035371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81466677086428" calcext:value-type="float">
            <text:p>0.7814666771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float" office:value="605000000" calcext:value-type="float">
            <text:p>6.050E+008</text:p>
          </table:table-cell>
          <table:table-cell table:style-name="ce29" table:formula="of:=[.L73]*([.N73]*0.1)" office:value-type="float" office:value="59290000" calcext:value-type="float">
            <text:p>5.929E+07</text:p>
          </table:table-cell>
          <table:table-cell table:style-name="ce34" office:value-type="float" office:value="55" calcext:value-type="float">
            <text:p>55</text:p>
          </table:table-cell>
          <table:table-cell table:style-name="ce3" office:value-type="float" office:value="52" calcext:value-type="float">
            <text:p>5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73]/[.Q73])-([.U73]/[.T73])" office:value-type="float" office:value="0.269230769230769" calcext:value-type="float">
            <text:p>0.2692307692</text:p>
          </table:table-cell>
          <table:table-cell table:number-columns-repeated="1002"/>
        </table:table-row>
        <table:table-row table:style-name="ro1">
          <table:table-cell table:style-name="ce1" office:value-type="float" office:value="0.704259353457019" calcext:value-type="float">
            <text:p>0.7042593535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38888848479837" calcext:value-type="float">
            <text:p>0.1388888485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5" office:value-type="float" office:value="2.94" calcext:value-type="float">
            <text:p>2.94</text:p>
          </table:table-cell>
          <table:table-cell table:style-name="ce5" office:value-type="float" office:value="1" calcext:value-type="float">
            <text:p>1</text:p>
          </table:table-cell>
          <table:table-cell table:style-name="ce26" office:value-type="float" office:value="405000000" calcext:value-type="float">
            <text:p>4.050E+08</text:p>
          </table:table-cell>
          <table:table-cell table:style-name="ce26" table:formula="of:=[.L74]*([.N74]*0.1)" office:value-type="float" office:value="119070000" calcext:value-type="float">
            <text:p>1.191E+08</text:p>
          </table:table-cell>
          <table:table-cell table:style-name="ce32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653657861752436" calcext:value-type="float">
            <text:p>0.6536578618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19548648921773" calcext:value-type="float">
            <text:p>0.2195486489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0.98" calcext:value-type="float">
            <text:p>0.98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75]*([.N75]*0.1)" office:value-type="float" office:value="39690000" calcext:value-type="float">
            <text:p>3.969E+07</text:p>
          </table:table-cell>
          <table:table-cell table:style-name="ce33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451888888841495" calcext:value-type="float">
            <text:p>0.4518888888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1340898470953" calcext:value-type="float">
            <text:p>0.271340898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1.96" calcext:value-type="float">
            <text:p>1.96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76]*([.N76]*0.1)" office:value-type="float" office:value="79380000" calcext:value-type="float">
            <text:p>7.938E+07</text:p>
          </table:table-cell>
          <table:table-cell table:style-name="ce33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623430115403608" calcext:value-type="float">
            <text:p>0.623430115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81850832002237" calcext:value-type="float">
            <text:p>0.48185083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0.98" calcext:value-type="float">
            <text:p>0.98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77]*([.N77]*0.1)" office:value-type="float" office:value="39690000" calcext:value-type="float">
            <text:p>3.969E+07</text:p>
          </table:table-cell>
          <table:table-cell table:style-name="ce33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257847919827327" calcext:value-type="float">
            <text:p>0.2578479198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621720312861726" calcext:value-type="float">
            <text:p>0.6217203129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1.96" calcext:value-type="float">
            <text:p>1.96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78]*([.N78]*0.1)" office:value-type="float" office:value="79380000" calcext:value-type="float">
            <text:p>7.938E+07</text:p>
          </table:table-cell>
          <table:table-cell table:style-name="ce33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/>
          <table:table-cell table:number-columns-repeated="1003"/>
        </table:table-row>
        <table:table-row table:style-name="ro1">
          <table:table-cell table:style-name="ce3" office:value-type="float" office:value="0.501412660581991" calcext:value-type="float">
            <text:p>0.50141266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03399155940861" calcext:value-type="float">
            <text:p>0.9033991559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405000000" calcext:value-type="float">
            <text:p>4.050E+08</text:p>
          </table:table-cell>
          <table:table-cell table:style-name="ce29" table:formula="of:=[.L79]*([.N79]*0.1)" office:value-type="float" office:value="119070000" calcext:value-type="float">
            <text:p>1.191E+08</text:p>
          </table:table-cell>
          <table:table-cell table:style-name="ce34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float" office:value="0.704259353457019" calcext:value-type="float">
            <text:p>0.7042593535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38888848479837" calcext:value-type="float">
            <text:p>0.1388888485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Slow</text:p>
          </table:table-cell>
          <table:table-cell table:style-name="ce5" office:value-type="float" office:value="2.94" calcext:value-type="float">
            <text:p>2.94</text:p>
          </table:table-cell>
          <table:table-cell table:style-name="ce5" office:value-type="float" office:value="1" calcext:value-type="float">
            <text:p>1</text:p>
          </table:table-cell>
          <table:table-cell table:style-name="ce26" office:value-type="float" office:value="405000000" calcext:value-type="float">
            <text:p>4.050E+08</text:p>
          </table:table-cell>
          <table:table-cell table:style-name="ce26" table:formula="of:=[.L80]*([.N80]*0.1)" office:value-type="float" office:value="119070000" calcext:value-type="float">
            <text:p>1.191E+08</text:p>
          </table:table-cell>
          <table:table-cell table:style-name="ce32" office:value-type="float" office:value="55" calcext:value-type="float">
            <text:p>55</text:p>
          </table:table-cell>
          <table:table-cell table:style-name="ce1" office:value-type="float" office:value="100" calcext:value-type="float">
            <text:p>10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653657861752436" calcext:value-type="float">
            <text:p>0.6536578618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19548648921773" calcext:value-type="float">
            <text:p>0.2195486489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0.98" calcext:value-type="float">
            <text:p>0.98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81]*([.N81]*0.1)" office:value-type="float" office:value="39690000" calcext:value-type="float">
            <text:p>3.969E+07</text:p>
          </table:table-cell>
          <table:table-cell table:style-name="ce33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451888888841495" calcext:value-type="float">
            <text:p>0.4518888888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1340898470953" calcext:value-type="float">
            <text:p>0.271340898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1.96" calcext:value-type="float">
            <text:p>1.96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82]*([.N82]*0.1)" office:value-type="float" office:value="79380000" calcext:value-type="float">
            <text:p>7.938E+07</text:p>
          </table:table-cell>
          <table:table-cell table:style-name="ce33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623430115403608" calcext:value-type="float">
            <text:p>0.623430115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81850832002237" calcext:value-type="float">
            <text:p>0.48185083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 office:value-type="float" office:value="0.98" calcext:value-type="float">
            <text:p>0.98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83]*([.N83]*0.1)" office:value-type="float" office:value="39690000" calcext:value-type="float">
            <text:p>3.969E+07</text:p>
          </table:table-cell>
          <table:table-cell table:style-name="ce33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257847919827327" calcext:value-type="float">
            <text:p>0.2578479198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621720312861726" calcext:value-type="float">
            <text:p>0.6217203129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 office:value-type="float" office:value="1.96" calcext:value-type="float">
            <text:p>1.96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405000000" calcext:value-type="float">
            <text:p>4.050E+08</text:p>
          </table:table-cell>
          <table:table-cell table:formula="of:=[.L84]*([.N84]*0.1)" office:value-type="float" office:value="79380000" calcext:value-type="float">
            <text:p>7.938E+07</text:p>
          </table:table-cell>
          <table:table-cell table:style-name="ce33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/>
          <table:table-cell table:number-columns-repeated="1003"/>
        </table:table-row>
        <table:table-row table:style-name="ro1">
          <table:table-cell table:style-name="ce3" office:value-type="float" office:value="0.501412660581991" calcext:value-type="float">
            <text:p>0.50141266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03399155940861" calcext:value-type="float">
            <text:p>0.9033991559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6" calcext:value-type="float">
            <text:p>6</text:p>
          </table:table-cell>
          <table:table-cell table:style-name="ce26" office:value-type="float" office:value="405000000" calcext:value-type="float">
            <text:p>4.050E+08</text:p>
          </table:table-cell>
          <table:table-cell table:style-name="ce29" table:formula="of:=[.L85]*([.N85]*0.1)" office:value-type="float" office:value="119070000" calcext:value-type="float">
            <text:p>1.191E+08</text:p>
          </table:table-cell>
          <table:table-cell table:style-name="ce34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float" office:value="0.200221705250442" calcext:value-type="float">
            <text:p>0.2002217053</text:p>
          </table:table-cell>
          <table:table-cell table:style-name="ce9"/>
          <table:table-cell table:style-name="ce12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84386649634689" calcext:value-type="float">
            <text:p>0.1843866496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6"/>
          <table:table-cell table:style-name="ce26" table:formula="of:=[.L86]*([.N86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style-name="ce1"/>
          <table:table-cell table:style-name="ce9"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000127315754070878" calcext:value-type="float">
            <text:p>0.0001273158</text:p>
          </table:table-cell>
          <table:table-cell/>
          <table:table-cell table:style-name="ce13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35598841449246" calcext:value-type="float">
            <text:p>0.235598841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28"/>
          <table:table-cell table:formula="of:=[.L87]*([.N87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529360336717218" calcext:value-type="float">
            <text:p>0.5293603367</text:p>
          </table:table-cell>
          <table:table-cell/>
          <table:table-cell table:style-name="ce13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4010618217289" calcext:value-type="float">
            <text:p>0.274010618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28"/>
          <table:table-cell table:formula="of:=[.L88]*([.N88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340611771913245" calcext:value-type="float">
            <text:p>0.3406117719</text:p>
          </table:table-cell>
          <table:table-cell/>
          <table:table-cell table:style-name="ce13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59849141165614" calcext:value-type="float">
            <text:p>0.559849141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28"/>
          <table:table-cell table:formula="of:=[.L89]*([.N89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487654960947111" calcext:value-type="float">
            <text:p>0.4876549609</text:p>
          </table:table-cell>
          <table:table-cell/>
          <table:table-cell table:style-name="ce13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563783392077312" calcext:value-type="float">
            <text:p>0.563783392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28"/>
          <table:table-cell table:formula="of:=[.L90]*([.N90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3" office:value-type="float" office:value="0.361441628308967" calcext:value-type="float">
            <text:p>0.3614416283</text:p>
          </table:table-cell>
          <table:table-cell table:style-name="ce8"/>
          <table:table-cell table:style-name="ce14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546353623271" calcext:value-type="float">
            <text:p>0.8654635362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91]*([.N91]*0.1)" office:value-type="float" office:value="0" calcext:value-type="float">
            <text:p>0.000E+00</text:p>
          </table:table-cell>
          <table:table-cell table:style-name="ce34" office:value-type="float" office:value="5" calcext:value-type="float">
            <text:p>5</text:p>
          </table:table-cell>
          <table:table-cell table:style-name="ce3"/>
          <table:table-cell table:style-name="ce8" table:number-columns-repeated="3"/>
          <table:table-cell table:style-name="ce38"/>
          <table:table-cell table:number-columns-repeated="1003"/>
        </table:table-row>
        <table:table-row table:style-name="ro1">
          <table:table-cell table:style-name="ce1" office:value-type="float" office:value="0.200221705250442" calcext:value-type="float">
            <text:p>0.2002217053</text:p>
          </table:table-cell>
          <table:table-cell table:style-name="ce9"/>
          <table:table-cell table:style-name="ce12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84386649634689" calcext:value-type="float">
            <text:p>0.1843866496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6"/>
          <table:table-cell table:style-name="ce26" table:formula="of:=[.L92]*([.N92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style-name="ce1"/>
          <table:table-cell table:style-name="ce9"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000127315754070878" calcext:value-type="float">
            <text:p>0.0001273158</text:p>
          </table:table-cell>
          <table:table-cell/>
          <table:table-cell table:style-name="ce13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35598841449246" calcext:value-type="float">
            <text:p>0.235598841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28"/>
          <table:table-cell table:formula="of:=[.L93]*([.N93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529360336717218" calcext:value-type="float">
            <text:p>0.5293603367</text:p>
          </table:table-cell>
          <table:table-cell/>
          <table:table-cell table:style-name="ce13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4010618217289" calcext:value-type="float">
            <text:p>0.274010618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28"/>
          <table:table-cell table:formula="of:=[.L94]*([.N94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340611771913245" calcext:value-type="float">
            <text:p>0.3406117719</text:p>
          </table:table-cell>
          <table:table-cell/>
          <table:table-cell table:style-name="ce13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59849141165614" calcext:value-type="float">
            <text:p>0.559849141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28"/>
          <table:table-cell table:formula="of:=[.L95]*([.N95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487654960947111" calcext:value-type="float">
            <text:p>0.4876549609</text:p>
          </table:table-cell>
          <table:table-cell/>
          <table:table-cell table:style-name="ce13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563783392077312" calcext:value-type="float">
            <text:p>0.563783392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28"/>
          <table:table-cell table:formula="of:=[.L96]*([.N96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3" office:value-type="float" office:value="0.361441628308967" calcext:value-type="float">
            <text:p>0.3614416283</text:p>
          </table:table-cell>
          <table:table-cell table:style-name="ce8"/>
          <table:table-cell table:style-name="ce14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546353623271" calcext:value-type="float">
            <text:p>0.8654635362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97]*([.N97]*0.1)" office:value-type="float" office:value="0" calcext:value-type="float">
            <text:p>0.000E+00</text:p>
          </table:table-cell>
          <table:table-cell table:style-name="ce34" office:value-type="float" office:value="55" calcext:value-type="float">
            <text:p>55</text:p>
          </table:table-cell>
          <table:table-cell table:style-name="ce3"/>
          <table:table-cell table:style-name="ce8" table:number-columns-repeated="3"/>
          <table:table-cell table:style-name="ce38"/>
          <table:table-cell table:number-columns-repeated="1003"/>
        </table:table-row>
        <table:table-row table:style-name="ro1">
          <table:table-cell table:style-name="ce1" office:value-type="float" office:value="0.335321630118415" calcext:value-type="float">
            <text:p>0.3353216301</text:p>
          </table:table-cell>
          <table:table-cell table:style-name="ce9"/>
          <table:table-cell table:style-name="ce12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694393727462739" calcext:value-type="float">
            <text:p>0.0694393727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6"/>
          <table:table-cell table:style-name="ce26" table:formula="of:=[.L98]*([.N98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style-name="ce1"/>
          <table:table-cell table:style-name="ce9"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130441100802273" calcext:value-type="float">
            <text:p>0.1304411008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891479649581015" calcext:value-type="float">
            <text:p>0.08914796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28"/>
          <table:table-cell table:formula="of:=[.L99]*([.N99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753173026954755" calcext:value-type="float">
            <text:p>0.753173027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1625530952588" calcext:value-type="float">
            <text:p>0.32162553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28"/>
          <table:table-cell table:formula="of:=[.L100]*([.N100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0802765041589737" calcext:value-type="float">
            <text:p>0.0802765042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78849224280566" calcext:value-type="float">
            <text:p>0.4788492243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28"/>
          <table:table-cell table:formula="of:=[.L101]*([.N101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993542047217488" calcext:value-type="float">
            <text:p>0.9935420472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785028235753998" calcext:value-type="float">
            <text:p>0.7850282358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30"/>
          <table:table-cell table:formula="of:=[.L102]*([.N102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3" office:value-type="float" office:value="0.71976974257268" calcext:value-type="float">
            <text:p>0.7197697426</text:p>
          </table:table-cell>
          <table:table-cell table:style-name="ce8"/>
          <table:table-cell table:style-name="ce15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03120854310691" calcext:value-type="float">
            <text:p>0.8031208543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1"/>
          <table:table-cell table:style-name="ce29" table:formula="of:=[.L103]*([.N103]*0.1)" office:value-type="float" office:value="0" calcext:value-type="float">
            <text:p>0.000E+00</text:p>
          </table:table-cell>
          <table:table-cell table:style-name="ce34" office:value-type="float" office:value="5" calcext:value-type="float">
            <text:p>5</text:p>
          </table:table-cell>
          <table:table-cell table:style-name="ce3"/>
          <table:table-cell table:style-name="ce8" table:number-columns-repeated="3"/>
          <table:table-cell table:style-name="ce38"/>
          <table:table-cell table:number-columns-repeated="1003"/>
        </table:table-row>
        <table:table-row table:style-name="ro1">
          <table:table-cell table:style-name="ce1" office:value-type="float" office:value="0.335321630118415" calcext:value-type="float">
            <text:p>0.3353216301</text:p>
          </table:table-cell>
          <table:table-cell table:style-name="ce9"/>
          <table:table-cell table:style-name="ce12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694393727462739" calcext:value-type="float">
            <text:p>0.0694393727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6"/>
          <table:table-cell table:style-name="ce26" table:formula="of:=[.L104]*([.N104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style-name="ce1"/>
          <table:table-cell table:style-name="ce9"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130441100802273" calcext:value-type="float">
            <text:p>0.1304411008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891479649581015" calcext:value-type="float">
            <text:p>0.08914796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28"/>
          <table:table-cell table:formula="of:=[.L105]*([.N105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753173026954755" calcext:value-type="float">
            <text:p>0.753173027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1625530952588" calcext:value-type="float">
            <text:p>0.32162553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28"/>
          <table:table-cell table:formula="of:=[.L106]*([.N106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0802765041589737" calcext:value-type="float">
            <text:p>0.0802765042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78849224280566" calcext:value-type="float">
            <text:p>0.4788492243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28"/>
          <table:table-cell table:formula="of:=[.L107]*([.N107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993542047217488" calcext:value-type="float">
            <text:p>0.9935420472</text:p>
          </table:table-cell>
          <table:table-cell/>
          <table:table-cell table:style-name="ce1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785028235753998" calcext:value-type="float">
            <text:p>0.7850282358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30"/>
          <table:table-cell table:formula="of:=[.L108]*([.N108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3" office:value-type="float" office:value="0.71976974257268" calcext:value-type="float">
            <text:p>0.7197697426</text:p>
          </table:table-cell>
          <table:table-cell table:style-name="ce8"/>
          <table:table-cell table:style-name="ce15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03120854310691" calcext:value-type="float">
            <text:p>0.8031208543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1"/>
          <table:table-cell table:style-name="ce29" table:formula="of:=[.L109]*([.N109]*0.1)" office:value-type="float" office:value="0" calcext:value-type="float">
            <text:p>0.000E+00</text:p>
          </table:table-cell>
          <table:table-cell table:style-name="ce34" office:value-type="float" office:value="55" calcext:value-type="float">
            <text:p>55</text:p>
          </table:table-cell>
          <table:table-cell table:style-name="ce3"/>
          <table:table-cell table:style-name="ce8" table:number-columns-repeated="3"/>
          <table:table-cell table:style-name="ce38"/>
          <table:table-cell table:number-columns-repeated="1003"/>
        </table:table-row>
        <table:table-row table:style-name="ro1">
          <table:table-cell table:style-name="ce1" office:value-type="float" office:value="0.463974857004359" calcext:value-type="float">
            <text:p>0.463974857</text:p>
          </table:table-cell>
          <table:table-cell table:style-name="ce9"/>
          <table:table-cell table:style-name="ce12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8370410464704" calcext:value-type="float">
            <text:p>0.0583704105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6"/>
          <table:table-cell table:style-name="ce26" table:formula="of:=[.L110]*([.N110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style-name="ce1"/>
          <table:table-cell table:style-name="ce9"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638357570394874" calcext:value-type="float">
            <text:p>0.6383575704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24292475264519" calcext:value-type="float">
            <text:p>0.224292475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28"/>
          <table:table-cell table:formula="of:=[.L111]*([.N111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140201394213364" calcext:value-type="float">
            <text:p>0.1402013942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96060421038419" calcext:value-type="float">
            <text:p>0.29606042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28"/>
          <table:table-cell table:formula="of:=[.L112]*([.N112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38020752533339" calcext:value-type="float">
            <text:p>0.3802075253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4363616174087" calcext:value-type="float">
            <text:p>0.444363616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28"/>
          <table:table-cell table:formula="of:=[.L113]*([.N113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184221323346719" calcext:value-type="float">
            <text:p>0.1842213233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899162462446839" calcext:value-type="float">
            <text:p>0.8991624624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30"/>
          <table:table-cell table:formula="of:=[.L114]*([.N114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3" office:value-type="float" office:value="0.820793200749904" calcext:value-type="float">
            <text:p>0.8207932007</text:p>
          </table:table-cell>
          <table:table-cell table:style-name="ce8"/>
          <table:table-cell table:style-name="ce15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1409655865282" calcext:value-type="float">
            <text:p>0.9614096559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1"/>
          <table:table-cell table:style-name="ce29" table:formula="of:=[.L115]*([.N115]*0.1)" office:value-type="float" office:value="0" calcext:value-type="float">
            <text:p>0.000E+00</text:p>
          </table:table-cell>
          <table:table-cell table:style-name="ce34" office:value-type="float" office:value="5" calcext:value-type="float">
            <text:p>5</text:p>
          </table:table-cell>
          <table:table-cell table:style-name="ce3"/>
          <table:table-cell table:style-name="ce8" table:number-columns-repeated="3"/>
          <table:table-cell table:style-name="ce38"/>
          <table:table-cell table:number-columns-repeated="1003"/>
        </table:table-row>
        <table:table-row table:style-name="ro1">
          <table:table-cell table:style-name="ce1" office:value-type="float" office:value="0.463974857004359" calcext:value-type="float">
            <text:p>0.463974857</text:p>
          </table:table-cell>
          <table:table-cell table:style-name="ce9"/>
          <table:table-cell table:style-name="ce12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8370410464704" calcext:value-type="float">
            <text:p>0.0583704105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6"/>
          <table:table-cell table:style-name="ce26" table:formula="of:=[.L116]*([.N116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style-name="ce1"/>
          <table:table-cell table:style-name="ce9" table:number-columns-repeated="3"/>
          <table:table-cell table:style-name="ce36"/>
          <table:table-cell table:number-columns-repeated="1003"/>
        </table:table-row>
        <table:table-row table:style-name="ro1">
          <table:table-cell table:style-name="ce2" office:value-type="float" office:value="0.638357570394874" calcext:value-type="float">
            <text:p>0.6383575704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24292475264519" calcext:value-type="float">
            <text:p>0.224292475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28"/>
          <table:table-cell table:formula="of:=[.L117]*([.N117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140201394213364" calcext:value-type="float">
            <text:p>0.1402013942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96060421038419" calcext:value-type="float">
            <text:p>0.29606042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28"/>
          <table:table-cell table:formula="of:=[.L118]*([.N118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38020752533339" calcext:value-type="float">
            <text:p>0.3802075253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4363616174087" calcext:value-type="float">
            <text:p>0.444363616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28"/>
          <table:table-cell table:formula="of:=[.L119]*([.N119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2" office:value-type="float" office:value="0.184221323346719" calcext:value-type="float">
            <text:p>0.1842213233</text:p>
          </table:table-cell>
          <table:table-cell/>
          <table:table-cell table:style-name="ce1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males</text:p>
          </table:table-cell>
          <table:table-cell table:style-name="ce17" office:value-type="string" calcext:value-type="string">
            <text:p>females</text:p>
          </table:table-cell>
          <table:table-cell table:style-name="ce2" office:value-type="float" office:value="0.899162462446839" calcext:value-type="float">
            <text:p>0.8991624624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30"/>
          <table:table-cell table:formula="of:=[.L120]*([.N120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"/>
          <table:table-cell table:number-columns-repeated="3"/>
          <table:table-cell table:style-name="ce37"/>
          <table:table-cell table:number-columns-repeated="1003"/>
        </table:table-row>
        <table:table-row table:style-name="ro1">
          <table:table-cell table:style-name="ce3" office:value-type="float" office:value="0.820793200749904" calcext:value-type="float">
            <text:p>0.8207932007</text:p>
          </table:table-cell>
          <table:table-cell table:style-name="ce8"/>
          <table:table-cell table:style-name="ce15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1409655865282" calcext:value-type="float">
            <text:p>0.9614096559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1"/>
          <table:table-cell table:style-name="ce29" table:formula="of:=[.L121]*([.N121]*0.1)" office:value-type="float" office:value="0" calcext:value-type="float">
            <text:p>0.000E+00</text:p>
          </table:table-cell>
          <table:table-cell table:style-name="ce34" office:value-type="float" office:value="55" calcext:value-type="float">
            <text:p>55</text:p>
          </table:table-cell>
          <table:table-cell table:style-name="ce3"/>
          <table:table-cell table:style-name="ce8" table:number-columns-repeated="3"/>
          <table:table-cell table:style-name="ce38"/>
          <table:table-cell table:number-columns-repeated="100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ilot - N invest'.I110:'Pilot - N invest'.K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scientific-number number:decimal-places="3" number:min-integer-digits="1" number:min-exponent-digits="2"/>
    </number:number-style>
    <number:number-style style:name="N114">
      <number:scientific-number number:decimal-places="3" number:min-integer-digits="1" number:min-exponent-digits="3"/>
    </number:number-style>
    <number:number-style style:name="N115">
      <number:number number:decimal-places="5"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AU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AU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AU">
      <loext:fill-character> </loext:fill-character>
      <number:text>- </number:text>
    </number:number-style>
    <number:text-style style:name="N10124" number:language="en" number:country="A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AU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AU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AU">
      <number:currency-symbol/>
      <loext:fill-character> </loext:fill-character>
      <number:text>- </number:text>
    </number:currency-style>
    <number:text-style style:name="N10128" number:language="en" number:country="A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AU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AU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AU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A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AU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AU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AU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A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Input" fo:font-family="Input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08:43:30.901717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lot_20_-_20_N_20_invest" style:display-name="PageStyle_Pilot - N inv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to</meta:initial-creator>
    <meta:creation-date>2015-02-20T03:29:04</meta:creation-date>
    <dc:date>2016-04-19T13:52:33.534556956</dc:date>
    <meta:generator>LibreOffice/4.2.8.2$Linux_X86_64 LibreOffice_project/420m0$Build-2</meta:generator>
    <meta:editing-duration>P4DT3H11M56S</meta:editing-duration>
    <meta:editing-cycles>85</meta:editing-cycles>
    <meta:document-statistic meta:table-count="1" meta:cell-count="212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